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4d4f2" officeooo:paragraph-rsid="0014d4f2"/>
    </style:style>
    <style:style style:name="P2" style:family="paragraph" style:parent-style-name="Standard">
      <style:text-properties officeooo:rsid="0014d4f2" officeooo:paragraph-rsid="0014d4f2"/>
    </style:style>
    <style:style style:name="P3" style:family="paragraph" style:parent-style-name="Standard">
      <style:text-properties fo:font-weight="normal" officeooo:rsid="0014d4f2" officeooo:paragraph-rsid="0014d4f2" style:font-weight-asian="normal" style:font-weight-complex="normal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Nimbus Mono L" officeooo:rsid="0018c0cb" officeooo:paragraph-rsid="0018c0cb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Nimbus Mono L" officeooo:rsid="001daf4e" officeooo:paragraph-rsid="001daf4e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Nimbus Mono L" officeooo:rsid="00228bfc" officeooo:paragraph-rsid="00228bfc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14d4f2" officeooo:paragraph-rsid="0014d4f2" style:font-weight-asian="normal" style:font-weight-complex="normal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1793d8" officeooo:paragraph-rsid="001793d8" style:font-weight-asian="normal" style:font-weight-complex="normal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18c0cb" officeooo:paragraph-rsid="0018c0cb" style:font-weight-asian="normal" style:font-weight-complex="normal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1daf4e" officeooo:paragraph-rsid="001daf4e" style:font-weight-asian="normal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228bfc" officeooo:paragraph-rsid="00228bfc" style:font-weight-asian="normal" style:font-weight-complex="normal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Nimbus Mono L" officeooo:rsid="0014d4f2" officeooo:paragraph-rsid="0014d4f2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Liberation Serif1" officeooo:rsid="0015a9ff" officeooo:paragraph-rsid="0015a9ff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Liberation Serif1" officeooo:rsid="0018c0cb" officeooo:paragraph-rsid="0018c0cb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Liberation Serif1" officeooo:rsid="001bf7c4" officeooo:paragraph-rsid="001bf7c4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Liberation Serif1" officeooo:rsid="001c9a66" officeooo:paragraph-rsid="001c9a66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officeooo:rsid="001c9da1" officeooo:paragraph-rsid="001c9da1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Liberation Serif1" officeooo:rsid="001efe12" officeooo:paragraph-rsid="001efe12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Liberation Serif1" officeooo:rsid="00228bfc" officeooo:paragraph-rsid="00228bfc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5a9ff" officeooo:paragraph-rsid="0015a9ff" style:font-weight-asian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793d8" officeooo:paragraph-rsid="001793d8" style:font-weight-asian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bf7c4" officeooo:paragraph-rsid="001bf7c4" style:font-weight-asian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c9a66" officeooo:paragraph-rsid="001c9a66" style:font-weight-asian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c9da1" officeooo:paragraph-rsid="001c9da1" style:font-weight-asian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2436a2" officeooo:paragraph-rsid="002436a2" style:font-weight-asian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Nimbus Mono L" fo:font-weight="normal" officeooo:rsid="0018c0cb" officeooo:paragraph-rsid="0018c0cb" style:font-weight-asian="normal" style:font-weight-complex="normal"/>
    </style:style>
    <style:style style:name="P27" style:family="paragraph" style:parent-style-name="Table_20_Contents">
      <style:text-properties style:font-name="Liberation Serif1" officeooo:rsid="002436a2" officeooo:paragraph-rsid="002436a2"/>
    </style:style>
    <style:style style:name="P28" style:family="paragraph" style:parent-style-name="Table_20_Contents">
      <style:text-properties style:font-name="Liberation Serif1" fo:font-weight="bold" officeooo:rsid="0025e9ed" officeooo:paragraph-rsid="0025e9ed" style:font-weight-asian="bold" style:font-weight-complex="bold"/>
    </style:style>
    <style:style style:name="P29" style:family="paragraph" style:parent-style-name="Table_20_Contents">
      <style:text-properties style:font-name="Liberation Serif1" fo:font-style="normal" style:text-underline-style="none" fo:font-weight="normal" officeooo:rsid="002436a2" officeooo:paragraph-rsid="002436a2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af4e" style:font-weight-asian="normal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ibutos são receitas públicas <text:span text:style-name="T1">derivadas</text:span><text:span text:style-name="T2">.</text:span></text:p>
      <text:p text:style-name="P3"/>
      <text:p text:style-name="P3">Conceito de tributo:</text:p>
      <text:p text:style-name="P12"><text:span text:style-name="T2">CTN, Art. 3º Tributo é toda </text:span><text:span text:style-name="T1">prestação pecuniária compulsória</text:span><text:span text:style-name="T2">, em </text:span><text:span text:style-name="T1">moeda ou cujo valor nela se possa exprimir</text:span><text:span text:style-name="T2">, que </text:span><text:span text:style-name="T1">não</text:span><text:span text:style-name="T2"> constitua </text:span><text:span text:style-name="T1">sanção de ato ilícito</text:span><text:span text:style-name="T2">, instituída em </text:span><text:span text:style-name="T1">lei</text:span><text:span text:style-name="T2"> e cobrada mediante atividade plenamente </text:span><text:span text:style-name="T1">vinculada</text:span><text:span text:style-name="T2">.</text:span></text:p>
      <text:p text:style-name="P7"/>
      <text:p text:style-name="P13"><text:span text:style-name="T2">A </text:span><text:span text:style-name="T1">definição</text:span><text:span text:style-name="T2"> de tributo deve se dar por meio de </text:span><text:span text:style-name="T1">lei complementar</text:span><text:span text:style-name="T2"> (CTN tem força de LC).</text:span></text:p>
      <text:p text:style-name="P20"/>
      <text:p text:style-name="P21">O pagamento de tributos deve ser feito em dinheiro:</text:p>
      <text:p text:style-name="P8">CTN, Art. 162. O pagamento é efetuado:</text:p>
      <text:p text:style-name="P8">I – em moeda corrente, cheque ou vale postal;</text:p>
      <text:p text:style-name="P8">II – nos casos previstos em lei, em estampilha, em papel selado, ou por processo mecânico.</text:p>
      <text:p text:style-name="P8"/>
      <text:p text:style-name="P14"><text:span text:style-name="T2">Mas há também a </text:span><text:span text:style-name="T1">dação em pagamento</text:span><text:span text:style-name="T2">:</text:span></text:p>
      <text:p text:style-name="P9">CTN, Art. 156. Extinguem o crédito tributário:</text:p>
      <text:p text:style-name="P4"><text:span text:style-name="T2">XI – a </text:span><text:span text:style-name="T1">dação em pagamento</text:span><text:span text:style-name="T2"> em bens </text:span><text:span text:style-name="T1">imóveis</text:span><text:span text:style-name="T2">, na forma e condições estabelecidas em </text:span><text:span text:style-name="T1">lei</text:span><text:span text:style-name="T2">.</text:span></text:p>
      <text:p text:style-name="P26"/>
      <text:p text:style-name="P15"><text:span text:style-name="T2">Tributos devem ser instituídos por </text:span><text:span text:style-name="T1">lei</text:span><text:span text:style-name="T2">, <text:s/>mas o STF tem aceitado que sejam instituídos por atos normativos com força de lei (</text:span><text:span text:style-name="T1">medida provisória</text:span><text:span text:style-name="T2">).</text:span></text:p>
      <text:p text:style-name="P22"/>
      <text:p text:style-name="P16"><text:span text:style-name="T2">Alteraç</text:span><text:span text:style-name="T3">ão</text:span><text:span text:style-name="T2"> de </text:span><text:span text:style-name="T1">alíquotas</text:span><text:span text:style-name="T2"> também se dá por meio de </text:span><text:span text:style-name="T1">lei</text:span><text:span text:style-name="T2">, mas admitem-se várias exceções.</text:span></text:p>
      <text:p text:style-name="P23"/>
      <text:p text:style-name="P17"><text:span text:style-name="T2">Tributo ser instituído por lei → requisito de </text:span><text:span text:style-name="T1">validade</text:span></text:p>
      <text:p text:style-name="P17"><text:span text:style-name="T2">Compulsoriedade da obrigação tributária → requisito de </text:span><text:span text:style-name="T1">existência</text:span></text:p>
      <text:p text:style-name="P24"/>
      <text:p text:style-name="P18"><text:span text:style-name="T2">Princípio </text:span><text:span text:style-name="T4">pecunia non olet</text:span><text:span text:style-name="T8">:</text:span></text:p>
      <text:p text:style-name="P5"><text:span text:style-name="T2">CTN, Art. 118. A </text:span><text:span text:style-name="T1">definição legal do fato gerador</text:span><text:span text:style-name="T2"> é interpretada </text:span><text:span text:style-name="T1">abstraindo-se</text:span><text:span text:style-name="T2">:</text:span></text:p>
      <text:p text:style-name="P10">I – da validade jurídica dos atos efetivamente praticados pelos contribuintes, responsáveis, ou terceiros, bem como da natureza do seu objeto ou dos seus efeitos;</text:p>
      <text:p text:style-name="P10">II – dos efeitos dos fatos efetivamente ocorridos.</text:p>
      <text:p text:style-name="P10"/>
      <text:p text:style-name="P19"><text:span text:style-name="T1">Natureza jurídica</text:span><text:span text:style-name="T2"> dos tributos:</text:span></text:p>
      <text:p text:style-name="P6"><text:span text:style-name="T2">CTN, Art. 4º A </text:span><text:span text:style-name="T1">natureza jurídica</text:span><text:span text:style-name="T2"> específica do tributo é determinada pelo </text:span><text:span text:style-name="T1">fato gerador</text:span><text:span text:style-name="T2"> da respectiva obrigação, sendo </text:span><text:span text:style-name="T1">irrelevante</text:span><text:span text:style-name="T2"> para qualificá-la:</text:span></text:p>
      <text:p text:style-name="P11">I – a denominação e demais características formais adotadas pela lei;</text:p>
      <text:p text:style-name="P11">II – a destinação legal do produto da sua arrecadação.</text:p>
      <text:p text:style-name="P1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8">Tributo vinculado x arrecadação vinculada x ato vinculado</text:p>
          </table:table-cell>
        </table:table-row>
        <table:table-row>
          <table:table-cell table:style-name="Tabela1.A2" office:value-type="string">
            <text:p text:style-name="P27">Ao dizer que um tributo é <text:span text:style-name="T1">vinculado ou não</text:span><text:span text:style-name="T2">, estamos dizendo que o </text:span><text:span text:style-name="T5">fato gerador está </text:span><text:span text:style-name="T7">vinculado ou não a uma </text:span><text:span text:style-name="T6">atividade realizada pelo Estado</text:span><text:span text:style-name="T7"> relativa ao contribuinte.</text:span><text:span text:style-name="T9"> Ex.: taxas e contribuições </text:span><text:soft-page-break/><text:span text:style-name="T9">de melhoria.</text:span></text:p>
            <text:p text:style-name="P29"/>
            <text:p text:style-name="P27"><text:span text:style-name="T9">Ao dizer que a </text:span><text:span text:style-name="T10">arrecadação</text:span><text:span text:style-name="T9"> é vinculada, estamos nos referindo a tributos cujo </text:span><text:span text:style-name="T7">destino do que foi arrecadado está vinculado ao custeio de algo previsto na lei</text:span><text:span text:style-name="T9">. Ex.: empréstimos compulsórios.</text:span></text:p>
            <text:p text:style-name="P29"/>
            <text:p text:style-name="P27"><text:span text:style-name="T9">Quanto à </text:span><text:span text:style-name="T10">atividade de cobrança</text:span><text:span text:style-name="T9">, ela é </text:span><text:span text:style-name="T6">ato administrativo vinculado</text:span><text:span text:style-name="T7">.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d4f2" officeooo:paragraph-rsid="0014d4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Conceito e classificação de tribu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4:35:55.687806828</meta:creation-date>
    <dc:date>2018-01-23T14:06:46.714811720</dc:date>
    <meta:editing-duration>PT1H11M49S</meta:editing-duration>
    <meta:editing-cycles>16</meta:editing-cycles>
    <meta:generator>LibreOffice/5.2.7.2$Linux_X86_64 LibreOffice_project/20m0$Build-2</meta:generator>
    <meta:document-statistic meta:table-count="1" meta:image-count="0" meta:object-count="0" meta:page-count="2" meta:paragraph-count="28" meta:word-count="361" meta:character-count="2283" meta:non-whitespace-character-count="1941"/>
  </office:meta>
</office:document-meta>
</file>